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1" svg:font-family="Roboto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Tinos" fo:font-size="14pt" style:font-size-asian="14pt" style:font-size-complex="14pt"/>
    </style:style>
    <style:style style:name="P2" style:family="paragraph" style:parent-style-name="Standard">
      <style:text-properties style:font-name="Tinos"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Desperta</text:p>
      <text:p text:style-name="P1"/>
      <text:p text:style-name="P1"><text:span text:style-name="T1">tom:</text:span> Dm</text:p>
      <text:p text:style-name="P1"/>
      <text:p text:style-name="P1"><text:span text:style-name="T1">intro:</text:span> Dm C B A Dm A# A </text:p>
      <text:p text:style-name="P1"/>
      <text:p text:style-name="P1">Dm<text:tab/> <text:s text:c="10"/>C</text:p>
      <text:p text:style-name="P1">Desperta, desperta</text:p>
      <text:p text:style-name="P1"><text:s text:c="6"/>Bb<text:tab/><text:tab/> <text:s text:c="4"/>A<text:tab/><text:tab/> <text:s text:c="4"/>Dm <text:s text:c="4"/>A# <text:s/>A</text:p>
      <text:p text:style-name="P1">Levanta, sacode pó quebra as cadeias.</text:p>
      <text:p text:style-name="P1"><text:tab/> <text:s text:c="6"/>Gm<text:tab/>A<text:tab/> <text:s text:c="10"/>Dm</text:p>
      <text:p text:style-name="P1">Pois o Senhor já destruiu o nosso acusador</text:p>
      <text:p text:style-name="P1"><text:tab/> <text:s text:c="2"/>Gm<text:tab/> <text:s text:c="4"/>A<text:tab/><text:tab/> <text:s text:c="3"/>Dm<text:tab/><text:tab/></text:p>
      <text:p text:style-name="P1">E cancelou toda dívida que era contra nós</text:p>
      <text:p text:style-name="P1"><text:s/>C<text:tab/><text:tab/><text:tab/>Dm</text:p>
      <text:p text:style-name="P1">Quebrando as maldições</text:p>
      <text:p text:style-name="P1"><text:s text:c="2"/>A#<text:tab/><text:tab/> <text:s text:c="8"/>Gm<text:tab/>A</text:p>
      <text:p text:style-name="P1">Manifestando sua glória e pod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1" svg:font-family="Roboto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Roboto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Roboto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Roboto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Roboto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Roboto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27T09:38:17</meta:creation-date>
    <meta:document-statistic meta:table-count="0" meta:image-count="0" meta:object-count="0" meta:page-count="1" meta:paragraph-count="15" meta:word-count="61" meta:character-count="356"/>
    <dc:date>2016-04-27T09:50:55</dc:date>
    <meta:editing-duration>PT12M43S</meta:editing-duration>
    <meta:editing-cycles>1</meta:editing-cycles>
    <meta:generator>OpenOffice/4.1.2$Linux OpenOffice.org_project/412m3$Build-9782</meta:generator>
  </office:meta>
</office:document-meta>
</file>